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Helvetica" svg:font-family="Helvetica, arial, freesans, clean, sans-serif, 'Segoe UI Emoji', 'Segoe UI Symbol'"/>
    <style:font-face style:name="Calibri" svg:font-family="Calibri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641cm" table:align="left"/>
    </style:style>
    <style:style style:name="Table1.A" style:family="table-column">
      <style:table-column-properties style:column-width="3.21cm"/>
    </style:style>
    <style:style style:name="Table1.B" style:family="table-column">
      <style:table-column-properties style:column-width="4.4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688cm" fo:margin-left="3.588cm" table:align="left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10.8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rsid="00120a94" officeooo:paragraph-rsid="00120a94"/>
    </style:style>
    <style:style style:name="P3" style:family="paragraph" style:parent-style-name="Table_20_Contents">
      <style:text-properties officeooo:rsid="00146093" officeooo:paragraph-rsid="00146093"/>
    </style:style>
    <style:style style:name="P4" style:family="paragraph" style:parent-style-name="Text_20_body" style:list-style-name="L1">
      <style:text-properties officeooo:rsid="00146093" officeooo:paragraph-rsid="00146093"/>
    </style:style>
    <style:style style:name="P5" style:family="paragraph" style:parent-style-name="Text_20_body">
      <style:text-properties officeooo:paragraph-rsid="00146093"/>
    </style:style>
    <style:style style:name="P6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officeooo:rsid="001a1a80" officeooo:paragraph-rsid="00146093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146093"/>
    </style:style>
    <style:style style:name="P8" style:family="paragraph" style:parent-style-name="Standard" style:list-style-name="L4">
      <style:paragraph-properties fo:margin-top="0cm" fo:margin-bottom="0.353cm" style:contextual-spacing="false" fo:line-height="115%"/>
      <style:text-properties officeooo:paragraph-rsid="00146093"/>
    </style:style>
    <style:style style:name="P9" style:family="paragraph" style:parent-style-name="Standard" style:list-style-name="L5">
      <style:paragraph-properties fo:margin-top="0cm" fo:margin-bottom="0.353cm" style:contextual-spacing="false" fo:line-height="115%"/>
      <style:text-properties officeooo:paragraph-rsid="00146093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rsid="00146093" officeooo:paragraph-rsid="00146093"/>
    </style:style>
    <style:style style:name="P11" style:family="paragraph" style:parent-style-name="Standard" style:list-style-name="L4">
      <style:paragraph-properties fo:margin-top="0cm" fo:margin-bottom="0.353cm" style:contextual-spacing="false" fo:line-height="115%"/>
      <style:text-properties style:font-name="Calibri" fo:font-size="11pt" fo:language="en" fo:country="none" officeooo:rsid="001a1a80" officeooo:paragraph-rsid="00146093" style:font-size-asian="11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none" officeooo:rsid="001a1a80" officeooo:paragraph-rsid="00146093" style:font-size-asian="11pt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none" officeooo:paragraph-rsid="00146093" style:font-size-asian="11pt"/>
    </style:style>
    <style:style style:name="T1" style:family="text">
      <style:text-properties officeooo:rsid="00120a94"/>
    </style:style>
    <style:style style:name="T2" style:family="text">
      <style:text-properties style:font-name="Liberation Sans1" officeooo:rsid="00120a94" style:font-name-asian="Droid Sans Fallback" style:font-name-complex="FreeSans"/>
    </style:style>
    <style:style style:name="T3" style:family="text">
      <style:text-properties officeooo:rsid="00146093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normal" officeooo:rsid="00146093"/>
    </style:style>
    <style:style style:name="T6" style:family="text">
      <style:text-properties style:font-name="Calibri" fo:font-size="11pt" fo:language="en" fo:country="none" style:font-size-asian="11pt"/>
    </style:style>
    <style:style style:name="T7" style:family="text">
      <style:text-properties style:font-name="Calibri" fo:font-size="11pt" fo:language="en" fo:country="none" officeooo:rsid="001a1a80" style:font-size-asian="11pt"/>
    </style:style>
    <style:style style:name="T8" style:family="text">
      <style:text-properties style:font-name="Calibri" fo:font-size="11pt" fo:language="en" fo:country="none" officeooo:rsid="001ad3bb" style:font-size-asian="11pt"/>
    </style:style>
    <style:style style:name="T9" style:family="text">
      <style:text-properties officeooo:rsid="001ad3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velopment Life <text:span text:style-name="T1">C</text:span>ycle </text:p>
      <text:p text:style-name="P1">Team Sigma <text:span text:style-name="T2">∑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 date</text:p>
          </table:table-cell>
          <table:table-cell table:style-name="Table1.B1" office:value-type="string">
            <text:p text:style-name="P6">Tuesday 7/10/14 </text:p>
          </table:table-cell>
        </table:table-row>
        <table:table-row>
          <table:table-cell table:style-name="Table1.A2" office:value-type="string">
            <text:p text:style-name="P2">Location</text:p>
          </table:table-cell>
          <table:table-cell table:style-name="Table1.B2" office:value-type="string">
            <text:p text:style-name="P3">Hough Owen B23b</text:p>
          </table:table-cell>
        </table:table-row>
        <table:table-row>
          <table:table-cell table:style-name="Table1.A2" office:value-type="string">
            <text:p text:style-name="P2">Author</text:p>
          </table:table-cell>
          <table:table-cell table:style-name="Table1.B2" office:value-type="string">
            <text:p text:style-name="Standard">Señor Chan</text:p>
          </table:table-cell>
        </table:table-row>
        <table:table-row>
          <table:table-cell table:style-name="Table1.A2" office:value-type="string">
            <text:p text:style-name="P2">Version</text:p>
          </table:table-cell>
          <table:table-cell table:style-name="Table1.B2" office:value-type="string">
            <text:p text:style-name="P3">v2</text:p>
          </table:table-cell>
        </table:table-row>
      </table:table>
      <text:p text:style-name="P2"/>
      <text:p text:style-name="P2"/>
      <text:h text:style-name="Heading_20_2" text:outline-level="2">Attendance</text:h>
      <text:p text:style-name="P5"><text:span text:style-name="T3">Everyone excluding </text:span><text:span text:style-name="T4">Abdullah Alkhashty </text:span><text:span text:style-name="T5">and one other (was not recoded)</text:span></text:p>
      <text:h text:style-name="Heading_20_2" text:outline-level="2">Matters Arising </text:h>
      <text:list xml:id="list7965898955072946845" text:style-name="L1">
        <text:list-item>
          <text:p text:style-name="P4">None </text:p>
        </text:list-item>
      </text:list>
      <text:p text:style-name="Text_20_body"/>
      <text:h text:style-name="Heading_20_2" text:outline-level="2">New business </text:h>
      <text:list xml:id="list380198407437134148" text:style-name="L4">
        <text:list-item>
          <text:p text:style-name="P8"><text:span text:style-name="T6">Cormac </text:span><text:span text:style-name="T7">brady (</text:span><text:span text:style-name="T6">co</text:span><text:span text:style-name="T7">b</text:span><text:span text:style-name="T6">16</text:span><text:span text:style-name="T7">) volunteered to create a git repo for the progect. He is tasked with:</text:span></text:p>
          <text:list>
            <text:list-item>
              <text:p text:style-name="P8"><text:span text:style-name="T6">set</text:span><text:span text:style-name="T7">ing</text:span><text:span text:style-name="T6"> up </text:span><text:span text:style-name="T7">a r</text:span><text:span text:style-name="T6">epository </text:span><text:span text:style-name="T7">and creating it's </text:span><text:span text:style-name="T6">initial structure</text:span></text:p>
            </text:list-item>
            <text:list-item>
              <text:p text:style-name="P8"><text:span text:style-name="T7">doing so by </text:span><text:span text:style-name="T6">friday</text:span></text:p>
            </text:list-item>
            <text:list-item>
              <text:p text:style-name="P8"><text:span text:style-name="T7">booking a room and send detail's to everyone </text:span></text:p>
            </text:list-item>
          </text:list>
        </text:list-item>
        <text:list-item>
          <text:p text:style-name="P11"><text:span text:style-name="T9">T</text:span>he <text:span text:style-name="T9">rest of the group </text:span>at<text:span text:style-name="T9">ten</text:span>ding <text:span text:style-name="T9">was assigned </text:span>research:</text:p>
        </text:list-item>
      </text:list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zach</text:p>
          </table:table-cell>
          <table:table-cell table:style-name="Table2.B1" office:value-type="string">
            <text:list xml:id="list130025533459491" text:continue-numbering="true" text:style-name="L4">
              <text:list-header>
                <text:p text:style-name="P8"><text:span text:style-name="T6">Contact switiching ,restore </text:span><text:span text:style-name="T7">app</text:span><text:span text:style-name="T6"> to/</text:span><text:span text:style-name="T7">from </text:span><text:span text:style-name="T6">running state</text:span></text:p>
              </text:list-header>
            </text:list>
          </table:table-cell>
        </table:table-row>
        <table:table-row>
          <table:table-cell table:style-name="Table2.A2" office:value-type="string">
            <text:p text:style-name="P13">rhys </text:p>
          </table:table-cell>
          <table:table-cell table:style-name="Table2.B2" office:value-type="string">
            <text:p text:style-name="P13">DBMS on andriod </text:p>
            <text:p text:style-name="P13">DBMS RPSRS (what database there are)</text:p>
          </table:table-cell>
        </table:table-row>
        <table:table-row>
          <table:table-cell table:style-name="Table2.A2" office:value-type="string">
            <text:p text:style-name="P13">Scott</text:p>
          </table:table-cell>
          <table:table-cell table:style-name="Table2.B2" office:value-type="string">
            <text:p text:style-name="P13">PHP</text:p>
          </table:table-cell>
        </table:table-row>
        <text:soft-page-break/>
        <table:table-row>
          <table:table-cell table:style-name="Table2.A2" office:value-type="string">
            <text:p text:style-name="P7"><text:span text:style-name="T7">H</text:span><text:span text:style-name="T6">enry <text:s/></text:span><text:span text:style-name="T8">and </text:span><text:span text:style-name="T6">Melissa</text:span></text:p>
          </table:table-cell>
          <table:table-cell table:style-name="Table2.B2" office:value-type="string">
            <text:p text:style-name="P13">HTTP in andriod (how you can generate a request)</text:p>
          </table:table-cell>
        </table:table-row>
      </table:table>
      <text:p text:style-name="P7"/>
      <text:p text:style-name="P7"><text:tab/></text:p>
      <text:p text:style-name="P10"><text:span text:style-name="T6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Helvetica" svg:font-family="Helvetica, arial, freesans, clean, sans-serif, 'Segoe UI Emoji', 'Segoe UI Symbol'"/>
    <style:font-face style:name="Calibri" svg:font-family="Calibri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4-10-09T12:41:38.222390469" text:fixed="true">09/10/14</text:date><text:tab/><text:tab/><text:initial-creator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2:41:38.693754641</meta:creation-date>
    <meta:editing-duration>PT3M36S</meta:editing-duration>
    <meta:editing-cycles>2</meta:editing-cycles>
    <meta:generator>LibreOffice/4.2.6.3$Linux_X86_64 LibreOffice_project/420m0$Build-3</meta:generator>
    <dc:date>2014-10-09T13:00:25.115648792</dc:date>
    <meta:document-statistic meta:table-count="2" meta:image-count="0" meta:object-count="0" meta:page-count="2" meta:paragraph-count="31" meta:word-count="121" meta:character-count="708" meta:non-whitespace-character-count="611"/>
  </office:meta>
</office:document-meta>
</file>